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211</text:p>
      <text:p text:style-name="Text_20_body">Date: 10-04-15</text:p>
      <text:p text:style-name="Text_20_body">Time: 08:00</text:p>
      <text:p text:style-name="Text_20_body">Facilitator: <text:span text:style-name="T2">Emil Djupfeld</text:span></text:p>
      <text:p text:style-name="Text_20_body">Participants: Jonas Jacobsson &amp; Christian Bergström</text:p>
      <text:list xml:id="list174608372" text:style-name="L1">
        <text:list-item>
          <text:p text:style-name="P1">Objectives (5 min)</text:p>
          <text:p text:style-name="P1">Provide the supervisor with an update and get some feedback.</text:p>
        </text:list-item>
        <text:list-item>
          <text:p text:style-name="P1">Reports (15 min)</text:p>
          <text:p text:style-name="P1">Work has started on the GUI and game logic.</text:p>
        </text:list-item>
        <text:list-item>
          <text:p text:style-name="P1">Discussion items (35 min)</text:p>
          <text:p text:style-name="P1">Is work still progressing according to the road map? What is the next thing that has to be done.</text:p>
        </text:list-item>
        <text:list-item>
          <text:p text:style-name="P1">Outcomes and assignments (5 min)</text:p>
          <text:p text:style-name="P1">Construct additional use cases from possible future developments, to introduce some more complexity to the design. </text:p>
        </text:list-item>
        <text:list-item>
          <text:p text:style-name="P1">Wrap up</text:p>
          <text:p text:style-name="P1">Next supervisor meeting: 10-04-22 @ 08: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4-15T08:58:12</dc:date>
    <meta:editing-cycles>7</meta:editing-cycles>
    <meta:editing-duration>PT00H22M57S</meta:editing-duration>
    <dc:creator>Jonas Jacobson</dc:creator>
    <meta:document-statistic meta:table-count="0" meta:image-count="0" meta:object-count="0" meta:page-count="1" meta:paragraph-count="16" meta:word-count="99" meta:character-count="593"/>
    <meta:user-defined meta:name="Info 1"/>
    <meta:user-defined meta:name="Info 2"/>
    <meta:user-defined meta:name="Info 3"/>
    <meta:user-defined meta:name="Info 4"/>
  </office:meta>
</office:document-meta>
</file>